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eufm10" svg:font-family="eufm10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eufm10"/>
    </style:style>
    <style:style style:name="P2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Century Schoolbook 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Century Schoolbook 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FreeSerif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visible" draw:shadow-offset-x="0.1181in" draw:shadow-offset-y="0.1181in" draw:shadow-color="#868686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" svg:width="6.9449in" svg:height="1.7114in" draw:transform="rotate (0.0698131700797732) translate (-0.394444444444444in 3.68611111111111in)"><text:p text:style-name="P2"><text:span text:style-name="T1">C</text:span><text:span text:style-name="T2">laude la Fontaine</text:span></text:p>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arch-down-curve" draw:modifiers="29.2157848695939" draw:enhanced-path="A 0 0 21600 21600 ?f4 ?f3 ?f2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eufm10" svg:font-family="eufm10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e </meta:initial-creator>
    <meta:creation-date>2014-01-03T12:39:16.160906046</meta:creation-date>
    <dc:date>2014-01-03T12:53:03.501211948</dc:date>
    <dc:creator>claude </dc:creator>
    <meta:editing-duration>PT9M37S</meta:editing-duration>
    <meta:editing-cycles>2</meta:editing-cycles>
    <meta:generator>LibreOffice/4.1.4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